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1" style:family="graphic" style:parent-style-name="objectwithoutfill">
      <style:graphic-properties svg:stroke-color="#ffffff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5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40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5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8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0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53" style:family="graphic" style:parent-style-name="objectwithoutfill">
      <style:graphic-properties draw:stroke="dash" draw:stroke-dash="Dot_20__28_Rounded_29_" svg:stroke-width="0.081cm" svg:stroke-color="#ffffff" draw:marker-start-width="0.421cm" draw:marker-end="線の終点_20_2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5" style:family="graphic" style:parent-style-name="objectwithoutfill">
      <style:graphic-properties draw:marker-end="線の終点_20_3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imbus Mono PS1" fo:font-size="36pt" fo:font-weight="bold" style:font-size-asian="36pt" style:font-size-complex="36pt"/>
    </style:style>
    <style:style style:name="P36" style:family="paragraph">
      <loext:graphic-properties draw:fill="none" draw:fill-color="#ffffff"/>
    </style:style>
    <style:style style:name="P37" style:family="paragraph">
      <style:text-properties fo:font-size="15pt"/>
    </style:style>
    <style:style style:name="P38" style:family="paragraph">
      <loext:graphic-properties draw:fill="none" draw:fill-color="#ffffff"/>
      <style:text-properties fo:font-size="13pt" style:font-size-asian="15pt" style:font-size-complex="15pt"/>
    </style:style>
    <style:style style:name="P39" style:family="paragraph">
      <loext:graphic-properties draw:fill="none" draw:fill-color="#ffffff"/>
      <style:text-properties fo:font-size="15pt"/>
    </style:style>
    <style:style style:name="P40" style:family="paragraph">
      <loext:graphic-properties draw:fill="none"/>
      <style:paragraph-properties fo:text-align="center"/>
      <style:text-properties fo:font-size="15pt"/>
    </style:style>
    <style:style style:name="P41" style:family="paragraph">
      <loext:graphic-properties draw:fill="none" draw:fill-color="#ffffff"/>
      <style:text-properties fo:font-size="66pt" style:font-size-asian="66pt" style:font-size-complex="66pt"/>
    </style:style>
    <style:style style:name="P42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Nimbus Mono PS1" fo:font-size="36pt" fo:font-weight="bold" style:font-size-asian="36pt" style:font-size-complex="36pt"/>
    </style:style>
    <style:style style:name="T13" style:family="text">
      <style:text-properties fo:font-size="13pt" style:font-size-asian="15pt" style:font-size-complex="15pt"/>
    </style:style>
    <style:style style:name="T1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ド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ド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draw:frame draw:style-name="gr28" draw:text-style-name="P17" draw:layer="layout" svg:width="3.148cm" svg:height="1.017cm" svg:x="10.626cm" svg:y="9.3cm">
          <draw:text-box>
            <text:p><text:span text:style-name="T7">内部コード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9" draw:text-style-name="P18" draw:layer="layout" svg:width="4.947cm" svg:height="1.17cm" svg:x="1.5cm" svg:y="3.33cm">
          <draw:text-box>
            <text:p><text:span text:style-name="T8">フロントエンド</text:span></text:p>
          </draw:text-box>
        </draw:frame>
        <draw:frame draw:style-name="gr30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1" draw:text-style-name="P9" draw:layer="layout" svg:x1="1cm" svg:y1="6cm" svg:x2="27cm" svg:y2="6cm">
          <text:p/>
        </draw:line>
        <draw:frame draw:style-name="gr32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3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2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3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40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1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3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3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4" draw:text-style-name="P30" draw:layer="layout" svg:width="3.677cm" svg:height="1.17cm" svg:x="4.5cm" svg:y="8.83cm">
          <draw:text-box>
            <text:p>入力文字列</text:p>
          </draw:text-box>
        </draw:frame>
        <draw:frame draw:style-name="gr44" draw:text-style-name="P30" draw:layer="layout" svg:width="3.677cm" svg:height="1.17cm" svg:x="21.023cm" svg:y="8.83cm">
          <draw:text-box>
            <text:p>出力文字列</text:p>
          </draw:text-box>
        </draw:frame>
        <draw:line draw:style-name="gr45" draw:text-style-name="P31" draw:layer="layout" svg:x1="8.326cm" svg:y1="7.157cm" svg:x2="11.626cm" svg:y2="7.157cm">
          <text:p/>
        </draw:line>
        <draw:frame draw:style-name="gr44" draw:text-style-name="P32" draw:layer="layout" svg:width="3.677cm" svg:height="1.17cm" svg:x="12.899cm" svg:y="8.83cm">
          <draw:text-box>
            <text:p><text:span text:style-name="T11">内的処理</text:span></text:p>
          </draw:text-box>
        </draw:frame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21.41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5" draw:text-style-name="P31" draw:layer="layout" svg:x1="17.681cm" svg:y1="7.085cm" svg:x2="20.981cm" svg:y2="7.085cm">
          <text:p/>
        </draw:line>
        <draw:frame draw:style-name="gr28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7" draw:text-style-name="P17" draw:layer="layout" svg:width="2.619cm" svg:height="1.017cm" svg:x="17.878cm" svg:y="5.983cm">
          <draw:text-box>
            <text:p><text:span text:style-name="T7">デコード</text:span></text:p>
          </draw:text-box>
        </draw:frame>
        <draw:g>
          <draw:custom-shape draw:style-name="gr48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9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1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2" draw:text-style-name="P35" draw:layer="layout" svg:width="2.026cm" svg:height="3.008cm" svg:x="11.948cm" svg:y="5.849cm">
            <draw:text-box>
              <text:p><text:span text:style-name="T12">01</text:span></text:p>
              <text:p><text:span text:style-name="T12">10</text:span></text:p>
            </draw:text-box>
          </draw:frame>
          <draw:frame draw:style-name="gr52" draw:text-style-name="P35" draw:layer="layout" svg:width="2.026cm" svg:height="3.008cm" svg:x="15.5cm" svg:y="5.849cm">
            <draw:text-box>
              <text:p><text:span text:style-name="T12">10</text:span></text:p>
              <text:p><text:span text:style-name="T12">11</text:span></text:p>
            </draw:text-box>
          </draw:frame>
          <draw:line draw:style-name="gr53" draw:text-style-name="P31" draw:layer="layout" svg:x1="14cm" svg:y1="7.157cm" svg:x2="15.5cm" svg:y2="7.157cm">
            <text:p/>
          </draw:lin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draw:frame draw:style-name="gr54" draw:text-style-name="P36" draw:layer="layout" svg:width="6.835cm" svg:height="1.17cm" svg:x="1.665cm" svg:y="2.313cm">
          <draw:text-box>
            <text:p>第一次人工知能ブーム</text:p>
          </draw:text-box>
        </draw:frame>
        <draw:frame draw:style-name="gr54" draw:text-style-name="P36" draw:layer="layout" svg:width="6.835cm" svg:height="1.17cm" svg:x="1.666cm" svg:y="2.313cm">
          <draw:text-box>
            <text:p>第一次人工知能ブーム</text:p>
          </draw:text-box>
        </draw:frame>
        <draw:frame draw:style-name="gr54" draw:text-style-name="P36" draw:layer="layout" svg:width="6.2cm" svg:height="1.17cm" svg:x="11.3cm" svg:y="2.313cm">
          <draw:text-box>
            <text:p>第二次工知能ブーム</text:p>
          </draw:text-box>
        </draw:frame>
        <draw:frame draw:style-name="gr54" draw:text-style-name="P36" draw:layer="layout" svg:width="6.2cm" svg:height="1.17cm" svg:x="19.3cm" svg:y="2.313cm">
          <draw:text-box>
            <text:p>第三次工知能ブーム</text:p>
          </draw:text-box>
        </draw:frame>
        <draw:frame draw:style-name="gr54" draw:text-style-name="P38" draw:layer="layout" svg:width="6.323cm" svg:height="1.017cm" svg:x="1.665cm" svg:y="6.983cm">
          <draw:text-box>
            <text:p text:style-name="P37"><text:span text:style-name="T13">ニューラルネットワーク</text:span></text:p>
          </draw:text-box>
        </draw:frame>
        <draw:frame draw:style-name="gr54" draw:text-style-name="P39" draw:layer="layout" svg:width="3.677cm" svg:height="1.017cm" svg:x="1.665cm" svg:y="5.653cm">
          <draw:text-box>
            <text:p text:style-name="P37"><text:span text:style-name="T13">自然言語処理</text:span></text:p>
          </draw:text-box>
        </draw:frame>
        <draw:frame draw:style-name="gr54" draw:text-style-name="P38" draw:layer="layout" svg:width="1.56cm" svg:height="1.017cm" svg:x="1.688cm" svg:y="4.483cm">
          <draw:text-box>
            <text:p text:style-name="P37"><text:span text:style-name="T13">推論</text:span></text:p>
          </draw:text-box>
        </draw:frame>
        <draw:frame draw:style-name="gr54" draw:text-style-name="P39" draw:layer="layout" svg:width="2.619cm" svg:height="1.017cm" svg:x="19.5cm" svg:y="6.983cm">
          <draw:text-box>
            <text:p text:style-name="P37"><text:span text:style-name="T13">深層学習</text:span></text:p>
          </draw:text-box>
        </draw:frame>
        <draw:line draw:style-name="gr55" draw:text-style-name="P40" draw:layer="layout" svg:x1="6cm" svg:y1="11cm" svg:x2="11cm" svg:y2="11cm">
          <text:p/>
        </draw:line>
        <draw:frame draw:style-name="gr54" draw:text-style-name="P38" draw:layer="layout" svg:width="2.619cm" svg:height="1.017cm" svg:x="10.918cm" svg:y="3.483cm">
          <draw:text-box>
            <text:p text:style-name="P37"><text:span text:style-name="T13">音声認識</text:span></text:p>
          </draw:text-box>
        </draw:frame>
        <draw:frame draw:style-name="gr54" draw:text-style-name="P38" draw:layer="layout" svg:width="4.735cm" svg:height="1.017cm" svg:x="10.918cm" svg:y="4.483cm">
          <draw:text-box>
            <text:p text:style-name="P37"><text:span text:style-name="T13">データマイニング</text:span></text:p>
          </draw:text-box>
        </draw:frame>
        <draw:frame draw:style-name="gr54" draw:text-style-name="P38" draw:layer="layout" svg:width="5.265cm" svg:height="1.017cm" svg:x="19.5cm" svg:y="5.483cm">
          <draw:text-box>
            <text:p text:style-name="P37"><text:span text:style-name="T13">統計的自然言語処理</text:span></text:p>
          </draw:text-box>
        </draw:frame>
        <draw:line draw:style-name="gr55" draw:text-style-name="P40" draw:layer="layout" svg:x1="9.5cm" svg:y1="6.161cm" svg:x2="19.5cm" svg:y2="6.161cm">
          <text:p/>
        </draw:line>
        <draw:frame draw:style-name="gr56" draw:text-style-name="P41" draw:layer="layout" svg:width="3.402cm" svg:height="3.621cm" svg:x="2.479cm" svg:y="8.5cm">
          <draw:text-box>
            <text:p><text:span text:style-name="T14">🐟</text:span></text:p>
          </draw:text-box>
        </draw:frame>
        <draw:frame draw:style-name="gr56" draw:text-style-name="P41" draw:layer="layout" svg:width="3.402cm" svg:height="3.621cm" svg:x="11.479cm" svg:y="8.5cm">
          <draw:text-box>
            <text:p><text:span text:style-name="T14">🐊</text:span></text:p>
          </draw:text-box>
        </draw:frame>
        <draw:frame draw:style-name="gr56" draw:text-style-name="P41" draw:layer="layout" svg:width="3.402cm" svg:height="3.621cm" svg:x="19.979cm" svg:y="8.5cm">
          <draw:text-box>
            <text:p><text:span text:style-name="T14">🐀</text:span></text:p>
          </draw:text-box>
        </draw:frame>
        <draw:frame draw:style-name="gr54" draw:text-style-name="P38" draw:layer="layout" svg:width="2.619cm" svg:height="1.783cm" svg:x="20.881cm" svg:y="12cm">
          <draw:text-box>
            <text:p text:style-name="P37"><text:span text:style-name="T13">恒温化</text:span></text:p>
            <text:p text:style-name="P37"><text:span text:style-name="T13">脳の発達</text:span></text:p>
          </draw:text-box>
        </draw:frame>
        <draw:frame draw:style-name="gr54" draw:text-style-name="P38" draw:layer="layout" svg:width="2.09cm" svg:height="1.783cm" svg:x="11.881cm" svg:y="12cm">
          <draw:text-box>
            <text:p text:style-name="P37"><text:span text:style-name="T13">肺呼吸</text:span></text:p>
            <text:p text:style-name="P37"><text:span text:style-name="T13">ｒ</text:span></text:p>
          </draw:text-box>
        </draw:frame>
        <draw:frame draw:style-name="gr54" draw:text-style-name="P38" draw:layer="layout" svg:width="2.619cm" svg:height="1.783cm" svg:x="2.762cm" svg:y="12cm">
          <draw:text-box>
            <text:p text:style-name="P37"><text:span text:style-name="T13">恒温化</text:span></text:p>
            <text:p text:style-name="P37"><text:span text:style-name="T13">効率向上</text:span></text:p>
          </draw:text-box>
        </draw:frame>
        <draw:frame draw:style-name="gr56" draw:text-style-name="P41" draw:layer="layout" svg:width="3.402cm" svg:height="3.621cm" svg:x="7.098cm" svg:y="12.129cm">
          <draw:text-box>
            <text:p><text:span text:style-name="T14">🦖</text:span></text:p>
          </draw:text-box>
        </draw:frame>
        <draw:frame draw:style-name="gr54" draw:text-style-name="P38" draw:layer="layout" svg:width="5.76cm" svg:height="1.017cm" svg:x="5.74cm" svg:y="8.483cm">
          <draw:text-box>
            <text:p text:style-name="P37"><text:span text:style-name="T13">エキスパートシステム</text:span></text:p>
          </draw:text-box>
        </draw:frame>
        <draw:line draw:style-name="gr55" draw:text-style-name="P40" draw:layer="layout" svg:x1="15cm" svg:y1="11cm" svg:x2="20cm" svg:y2="11cm">
          <text:p/>
        </draw:line>
        <draw:line draw:style-name="gr55" draw:text-style-name="P40" draw:layer="layout" svg:x1="5.5cm" svg:y1="12cm" svg:x2="7cm" svg:y2="13.5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754" svg:d="M566 0l-566 754 114-85 136-68 148-46 161-17 161 13 153 46 140 68 118 89z"/>
    <draw:marker draw:name="線の終点_20_3" draw:display-name="線の終点 3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3H24M58S</meta:editing-duration>
    <meta:editing-cycles>22</meta:editing-cycles>
    <meta:generator>LibreOffice/7.3.5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8-23T00:24:05.307964149</dc:date>
    <meta:document-statistic meta:object-count="199"/>
  </office:meta>
</office:document-meta>
</file>